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5cm" style:rel-column-width="32767*"/>
    </style:style>
    <style:style style:name="Tabelle8.B" style:family="table-column">
      <style:table-column-properties style:column-width="8.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.302cm" table:align="left"/>
    </style:style>
    <style:style style:name="Tabelle6.A" style:family="table-column">
      <style:table-column-properties style:column-width="0.688cm"/>
    </style:style>
    <style:style style:name="Tabelle6.B" style:family="table-column">
      <style:table-column-properties style:column-width="0.82cm"/>
    </style:style>
    <style:style style:name="Tabelle6.C" style:family="table-column">
      <style:table-column-properties style:column-width="0.794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.302cm" table:align="left"/>
    </style:style>
    <style:style style:name="Tabelle7.A" style:family="table-column">
      <style:table-column-properties style:column-width="0.688cm"/>
    </style:style>
    <style:style style:name="Tabelle7.B" style:family="table-column">
      <style:table-column-properties style:column-width="0.82cm"/>
    </style:style>
    <style:style style:name="Tabelle7.C" style:family="table-column">
      <style:table-column-properties style:column-width="0.794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2.302cm" table:align="left"/>
    </style:style>
    <style:style style:name="Tabelle9.A" style:family="table-column">
      <style:table-column-properties style:column-width="0.688cm"/>
    </style:style>
    <style:style style:name="Tabelle9.B" style:family="table-column">
      <style:table-column-properties style:column-width="0.82cm"/>
    </style:style>
    <style:style style:name="Tabelle9.C" style:family="table-column">
      <style:table-column-properties style:column-width="0.794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3.307cm" table:align="left"/>
    </style:style>
    <style:style style:name="Tabelle10.A" style:family="table-column">
      <style:table-column-properties style:column-width="1.799cm"/>
    </style:style>
    <style:style style:name="Tabelle10.B" style:family="table-column">
      <style:table-column-properties style:column-width="1.508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3.493cm"/>
    </style:style>
    <style:style style:name="Tabelle11.B" style:family="table-column">
      <style:table-column-properties style:column-width="2.805cm"/>
    </style:style>
    <style:style style:name="Tabelle11.C" style:family="table-column">
      <style:table-column-properties style:column-width="3.052cm"/>
    </style:style>
    <style:style style:name="Tabelle11.D" style:family="table-column">
      <style:table-column-properties style:column-width="2.551cm"/>
    </style:style>
    <style:style style:name="Tabelle11.E" style:family="table-column">
      <style:table-column-properties style:column-width="5.114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E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3" style:family="table-cell">
      <style:table-cell-properties fo:padding="0.097cm" fo:border-left="0.05pt solid #000000" fo:border-right="none" fo:border-top="none" fo:border-bottom="0.05pt solid #000000"/>
    </style:style>
    <style:style style:name="Tabelle11.B3" style:family="table-cell">
      <style:table-cell-properties fo:padding="0.097cm" fo:border-left="0.05pt solid #000000" fo:border-right="none" fo:border-top="none" fo:border-bottom="0.05pt solid #000000"/>
    </style:style>
    <style:style style:name="Tabel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8.5cm" style:rel-column-width="32767*"/>
    </style:style>
    <style:style style:name="Tabelle12.B" style:family="table-column">
      <style:table-column-properties style:column-width="8.5cm" style:rel-column-width="32768*"/>
    </style:style>
    <style:style style:name="Tabelle12.A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6a1fb" officeooo:paragraph-rsid="0006a1f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d2" officeooo:paragraph-rsid="000f2d3a" style:font-weight-asian="bold" style:font-weight-complex="bold"/>
    </style:style>
    <style:style style:name="P3" style:family="paragraph" style:parent-style-name="Standard">
      <style:text-properties fo:font-weight="bold" officeooo:rsid="001ad1d2" officeooo:paragraph-rsid="000f2d3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72bd" officeooo:paragraph-rsid="000f2d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cbd8" officeooo:paragraph-rsid="000f2d3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ed5d" officeooo:paragraph-rsid="0015ed5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9bbd" officeooo:paragraph-rsid="00169bb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e4dc" officeooo:paragraph-rsid="0019e4d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f2d3a"/>
    </style:style>
    <style:style style:name="P10" style:family="paragraph" style:parent-style-name="Standard">
      <style:paragraph-properties fo:text-align="start" style:justify-single-word="false"/>
      <style:text-properties officeooo:paragraph-rsid="00154ddb"/>
    </style:style>
    <style:style style:name="P11" style:family="paragraph" style:parent-style-name="Standard">
      <style:paragraph-properties fo:text-align="start" style:justify-single-word="false"/>
      <style:text-properties officeooo:paragraph-rsid="0015ed5d"/>
    </style:style>
    <style:style style:name="P12" style:family="paragraph" style:parent-style-name="Standard">
      <style:paragraph-properties fo:text-align="start" style:justify-single-word="false"/>
      <style:text-properties officeooo:paragraph-rsid="001f2bb8"/>
    </style:style>
    <style:style style:name="P13" style:family="paragraph" style:parent-style-name="Standard">
      <style:paragraph-properties fo:text-align="center" style:justify-single-word="false"/>
      <style:text-properties officeooo:rsid="0014394e" officeooo:paragraph-rsid="000f2d3a"/>
    </style:style>
    <style:style style:name="P14" style:family="paragraph" style:parent-style-name="Standard">
      <style:paragraph-properties fo:text-align="start" style:justify-single-word="false"/>
      <style:text-properties officeooo:rsid="001188fe" officeooo:paragraph-rsid="000f2d3a"/>
    </style:style>
    <style:style style:name="P15" style:family="paragraph" style:parent-style-name="Standard">
      <style:paragraph-properties fo:text-align="start" style:justify-single-word="false"/>
      <style:text-properties officeooo:rsid="00138d7e" officeooo:paragraph-rsid="000f2d3a"/>
    </style:style>
    <style:style style:name="P16" style:family="paragraph" style:parent-style-name="Standard">
      <style:paragraph-properties fo:text-align="center" style:justify-single-word="false"/>
      <style:text-properties officeooo:rsid="00138d7e" officeooo:paragraph-rsid="000f2d3a"/>
    </style:style>
    <style:style style:name="P17" style:family="paragraph" style:parent-style-name="Standard">
      <style:paragraph-properties fo:text-align="start" style:justify-single-word="false"/>
      <style:text-properties officeooo:rsid="00195544" officeooo:paragraph-rsid="000f2d3a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d1d2" officeooo:paragraph-rsid="000f2d3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ccbd8" officeooo:paragraph-rsid="000f2d3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08035" officeooo:paragraph-rsid="0010803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4ddb" officeooo:paragraph-rsid="00154dd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5ed5d" officeooo:paragraph-rsid="0015ed5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69bbd" officeooo:paragraph-rsid="00169bb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9e4dc" officeooo:paragraph-rsid="0019e4dc" style:font-weight-asian="normal" style:font-weight-complex="normal"/>
    </style:style>
    <style:style style:name="P25" style:family="paragraph" style:parent-style-name="Standard">
      <style:text-properties officeooo:paragraph-rsid="000f2d3a"/>
    </style:style>
    <style:style style:name="P26" style:family="paragraph" style:parent-style-name="Standard">
      <style:paragraph-properties fo:text-align="start" style:justify-single-word="false"/>
      <style:text-properties officeooo:rsid="000b5d9a" officeooo:paragraph-rsid="000b5d9a"/>
    </style:style>
    <style:style style:name="P27" style:family="paragraph" style:parent-style-name="Standard">
      <style:paragraph-properties fo:text-align="start" style:justify-single-word="false"/>
      <style:text-properties officeooo:rsid="000b5d9a" officeooo:paragraph-rsid="00154ddb"/>
    </style:style>
    <style:style style:name="P28" style:family="paragraph" style:parent-style-name="Standard">
      <style:paragraph-properties fo:text-align="center" style:justify-single-word="false"/>
      <style:text-properties officeooo:paragraph-rsid="00154ddb"/>
    </style:style>
    <style:style style:name="P29" style:family="paragraph" style:parent-style-name="Standard">
      <style:paragraph-properties fo:text-align="end" style:justify-single-word="false"/>
      <style:text-properties fo:font-style="italic" fo:font-weight="normal" officeooo:rsid="0019e4dc" officeooo:paragraph-rsid="0019e4d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weight="normal" officeooo:rsid="001b98bf" officeooo:paragraph-rsid="001b98b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weight="normal" officeooo:rsid="001cb71d" officeooo:paragraph-rsid="001cb71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weight="normal" officeooo:rsid="001cb71d" officeooo:paragraph-rsid="001eabd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fo:font-weight="normal" officeooo:rsid="001eabd5" officeooo:paragraph-rsid="001f2bb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fo:font-weight="normal" officeooo:rsid="001eabd5" officeooo:paragraph-rsid="001eabd5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text-position="0% 100%" fo:font-weight="bold" officeooo:rsid="001eabd5" officeooo:paragraph-rsid="001eabd5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position="0% 100%" fo:font-weight="bold" officeooo:rsid="001eabd5" officeooo:paragraph-rsid="001f2bb8" style:font-weight-asian="bold" style:font-weight-complex="bold"/>
    </style:style>
    <style:style style:name="P37" style:family="paragraph" style:parent-style-name="Standard">
      <style:paragraph-properties fo:text-align="end" style:justify-single-word="false"/>
      <style:text-properties style:text-position="0% 100%" fo:font-style="italic" fo:font-weight="normal" officeooo:rsid="001f2bb8" officeooo:paragraph-rsid="001f2bb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1cb71d" officeooo:paragraph-rsid="001eabd5"/>
    </style:style>
    <style:style style:name="P39" style:family="paragraph" style:parent-style-name="Standard">
      <style:text-properties officeooo:paragraph-rsid="001f2bb8"/>
    </style:style>
    <style:style style:name="P40" style:family="paragraph" style:parent-style-name="Standard">
      <style:paragraph-properties fo:text-align="start" style:justify-single-word="false"/>
      <style:text-properties style:text-position="sub 58%" fo:font-weight="normal" officeooo:rsid="0019e4dc" officeooo:paragraph-rsid="0019e4dc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rsid="001fb75a" officeooo:paragraph-rsid="001fb75a"/>
    </style:style>
    <style:style style:name="P42" style:family="paragraph" style:parent-style-name="Standard">
      <style:paragraph-properties fo:text-align="start" style:justify-single-word="false"/>
      <style:text-properties officeooo:rsid="001fb75a" officeooo:paragraph-rsid="001fb75a"/>
    </style:style>
    <style:style style:name="P43" style:family="paragraph" style:parent-style-name="Standard">
      <style:paragraph-properties fo:text-align="start" style:justify-single-word="false"/>
      <style:text-properties officeooo:rsid="002157b2" officeooo:paragraph-rsid="002157b2"/>
    </style:style>
    <style:style style:name="P44" style:family="paragraph" style:parent-style-name="Standard">
      <style:paragraph-properties fo:text-align="center" style:justify-single-word="false"/>
      <style:text-properties officeooo:rsid="002157b2" officeooo:paragraph-rsid="002157b2"/>
    </style:style>
    <style:style style:name="P45" style:family="paragraph" style:parent-style-name="Standard">
      <style:paragraph-properties fo:text-align="start" style:justify-single-word="false"/>
      <style:text-properties officeooo:rsid="0021f150" officeooo:paragraph-rsid="0021f150"/>
    </style:style>
    <style:style style:name="P46" style:family="paragraph" style:parent-style-name="Standard">
      <style:paragraph-properties fo:text-align="center" style:justify-single-word="false"/>
      <style:text-properties officeooo:rsid="0023d3b0" officeooo:paragraph-rsid="0023d3b0"/>
    </style:style>
    <style:style style:name="P47" style:family="paragraph" style:parent-style-name="Standard">
      <style:paragraph-properties fo:text-align="start" style:justify-single-word="false"/>
      <style:text-properties officeooo:rsid="0023d3b0" officeooo:paragraph-rsid="0023d3b0"/>
    </style:style>
    <style:style style:name="P48" style:family="paragraph" style:parent-style-name="Table_20_Contents">
      <style:paragraph-properties fo:text-align="center" style:justify-single-word="false"/>
      <style:text-properties officeooo:rsid="00195544" officeooo:paragraph-rsid="000f2d3a"/>
    </style:style>
    <style:style style:name="P49" style:family="paragraph" style:parent-style-name="Table_20_Contents">
      <style:paragraph-properties fo:text-align="center" style:justify-single-word="false"/>
      <style:text-properties officeooo:rsid="00195544" officeooo:paragraph-rsid="00154ddb"/>
    </style:style>
    <style:style style:name="P50" style:family="paragraph" style:parent-style-name="Table_20_Contents">
      <style:paragraph-properties fo:text-align="start" style:justify-single-word="false"/>
      <style:text-properties officeooo:paragraph-rsid="000f2d3a"/>
    </style:style>
    <style:style style:name="P51" style:family="paragraph" style:parent-style-name="Table_20_Contents">
      <style:paragraph-properties fo:text-align="start" style:justify-single-word="false"/>
      <style:text-properties officeooo:paragraph-rsid="00154ddb"/>
    </style:style>
    <style:style style:name="P52" style:family="paragraph" style:parent-style-name="Table_20_Contents">
      <style:paragraph-properties fo:text-align="start" style:justify-single-word="false"/>
      <style:text-properties officeooo:rsid="001ad1d2" officeooo:paragraph-rsid="000f2d3a"/>
    </style:style>
    <style:style style:name="P53" style:family="paragraph" style:parent-style-name="Table_20_Contents">
      <style:paragraph-properties fo:text-align="start" style:justify-single-word="false"/>
      <style:text-properties officeooo:rsid="001ad1d2" officeooo:paragraph-rsid="00154ddb"/>
    </style:style>
    <style:style style:name="P54" style:family="paragraph" style:parent-style-name="Table_20_Contents">
      <style:paragraph-properties fo:text-align="start" style:justify-single-word="false"/>
      <style:text-properties officeooo:rsid="001ccbd8" officeooo:paragraph-rsid="000f2d3a"/>
    </style:style>
    <style:style style:name="P55" style:family="paragraph" style:parent-style-name="Table_20_Contents">
      <style:paragraph-properties fo:text-align="start" style:justify-single-word="false"/>
      <style:text-properties officeooo:rsid="001ccbd8" officeooo:paragraph-rsid="00154ddb"/>
    </style:style>
    <style:style style:name="P56" style:family="paragraph" style:parent-style-name="Table_20_Contents">
      <style:paragraph-properties fo:text-align="center" style:justify-single-word="false"/>
      <style:text-properties officeooo:rsid="001eabd5" officeooo:paragraph-rsid="001f2bb8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eabd5" officeooo:paragraph-rsid="001f2bb8" style:font-weight-asian="bold" style:font-weight-complex="bold"/>
    </style:style>
    <style:style style:name="P58" style:family="paragraph" style:parent-style-name="Table_20_Contents">
      <style:text-properties fo:font-weight="bold" officeooo:rsid="001f2bb8" officeooo:paragraph-rsid="001f2bb8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officeooo:rsid="001f2bb8" officeooo:paragraph-rsid="001f2bb8"/>
    </style:style>
    <style:style style:name="P60" style:family="paragraph" style:parent-style-name="Table_20_Contents">
      <style:paragraph-properties fo:text-align="center" style:justify-single-word="false"/>
      <style:text-properties officeooo:rsid="001f2bb8" officeooo:paragraph-rsid="001f2bb8"/>
    </style:style>
    <style:style style:name="P61" style:family="paragraph" style:parent-style-name="Table_20_Contents">
      <style:text-properties officeooo:rsid="001f2bb8" officeooo:paragraph-rsid="001f2bb8"/>
    </style:style>
    <style:style style:name="P62" style:family="paragraph" style:parent-style-name="Table_20_Contents">
      <style:paragraph-properties fo:text-align="center" style:justify-single-word="false"/>
      <style:text-properties officeooo:rsid="002157b2" officeooo:paragraph-rsid="002157b2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rsid="0021f150" officeooo:paragraph-rsid="0021f150"/>
    </style:style>
    <style:style style:name="P65" style:family="paragraph" style:parent-style-name="Standard">
      <style:paragraph-properties fo:text-align="start" style:justify-single-word="false"/>
      <style:text-properties officeooo:rsid="0023d3b0" officeooo:paragraph-rsid="0023d3b0"/>
    </style:style>
    <style:style style:name="P66" style:family="paragraph" style:parent-style-name="Standard">
      <style:paragraph-properties fo:text-align="center" style:justify-single-word="false"/>
      <style:text-properties officeooo:rsid="0023d3b0" officeooo:paragraph-rsid="0025696b"/>
    </style:style>
    <style:style style:name="T1" style:family="text">
      <style:text-properties officeooo:rsid="000a0b15"/>
    </style:style>
    <style:style style:name="T2" style:family="text">
      <style:text-properties fo:font-weight="normal" officeooo:rsid="001b72bd" style:font-weight-asian="normal" style:font-weight-complex="normal"/>
    </style:style>
    <style:style style:name="T3" style:family="text">
      <style:text-properties fo:font-weight="normal" officeooo:rsid="0011a76e" style:font-weight-asian="normal" style:font-weight-complex="normal"/>
    </style:style>
    <style:style style:name="T4" style:family="text">
      <style:text-properties fo:font-weight="normal" officeooo:rsid="001ccbd8" style:font-weight-asian="normal" style:font-weight-complex="normal"/>
    </style:style>
    <style:style style:name="T5" style:family="text">
      <style:text-properties fo:font-weight="normal" officeooo:rsid="00154ddb" style:font-weight-asian="normal" style:font-weight-complex="normal"/>
    </style:style>
    <style:style style:name="T6" style:family="text">
      <style:text-properties fo:font-weight="normal" officeooo:rsid="0015ed5d" style:font-weight-asian="normal" style:font-weight-complex="normal"/>
    </style:style>
    <style:style style:name="T7" style:family="text">
      <style:text-properties officeooo:rsid="001955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5544" style:font-weight-asian="bold" style:font-weight-complex="bold"/>
    </style:style>
    <style:style style:name="T10" style:family="text">
      <style:text-properties fo:font-weight="bold" officeooo:rsid="00154ddb" style:font-weight-asian="bold" style:font-weight-complex="bold"/>
    </style:style>
    <style:style style:name="T11" style:family="text">
      <style:text-properties fo:font-weight="bold" officeooo:rsid="001ccbd8" style:font-weight-asian="bold" style:font-weight-complex="bold"/>
    </style:style>
    <style:style style:name="T12" style:family="text">
      <style:text-properties fo:font-weight="bold" officeooo:rsid="0015ed5d" style:font-weight-asian="bold" style:font-weight-complex="bold"/>
    </style:style>
    <style:style style:name="T13" style:family="text">
      <style:text-properties officeooo:rsid="001b72bd"/>
    </style:style>
    <style:style style:name="T14" style:family="text">
      <style:text-properties officeooo:rsid="001ccbd8"/>
    </style:style>
    <style:style style:name="T15" style:family="text">
      <style:text-properties officeooo:rsid="001e660f"/>
    </style:style>
    <style:style style:name="T16" style:family="text">
      <style:text-properties officeooo:rsid="00154ddb"/>
    </style:style>
    <style:style style:name="T17" style:family="text">
      <style:text-properties officeooo:rsid="0015ed5d"/>
    </style:style>
    <style:style style:name="T18" style:family="text">
      <style:text-properties officeooo:rsid="0016fd52"/>
    </style:style>
    <style:style style:name="T19" style:family="text">
      <style:text-properties officeooo:rsid="0019e4dc"/>
    </style:style>
    <style:style style:name="T20" style:family="text">
      <style:text-properties style:text-position="sub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b98bf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fo:font-weight="normal" officeooo:rsid="001eabd5" style:font-weight-asian="normal" style:font-weight-complex="normal"/>
    </style:style>
    <style:style style:name="T25" style:family="text">
      <style:text-properties officeooo:rsid="0020c3a1"/>
    </style:style>
    <style:style style:name="T26" style:family="text">
      <style:text-properties officeooo:rsid="0023d3b0"/>
    </style:style>
    <style:style style:name="T27" style:family="text">
      <style:text-properties fo:color="#ff8000" loext:opacity="100%"/>
    </style:style>
    <style:style style:name="T28" style:family="text">
      <style:text-properties officeooo:rsid="00256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T7</text:p>
      <text:p text:style-name="P20">________________________________________________________________________________</text:p>
      <text:p text:style-name="P20"/>
      <text:p text:style-name="P1">Architekturen, <text:span text:style-name="T1">Topologien</text:span> und Protokolle</text:p>
      <text:p text:style-name="P13">Grundkomponenten in Netzwerken</text:p>
      <text:p text:style-name="P14"/>
      <text:p text:style-name="P16"><text:span text:style-name="T8">Peer-to-Peer (P2P) </text:span><text:span text:style-name="T9">Architektur</text:span></text:p>
      <text:p text:style-name="P15">- <text:span text:style-name="T7">gleichberechtigte Verbindung von mindestens zwei Hosts im Netzwerke</text:span></text:p>
      <text:p text:style-name="P15">- <text:span text:style-name="T7">alle Hosts können untereinander Daten, Systemressourcen oder Dienste anbieten oder anfordern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8">Vorteile</text:p>
          </table:table-cell>
          <table:table-cell table:style-name="Tabelle1.B1" office:value-type="string">
            <text:p text:style-name="P48">Nachteile</text:p>
          </table:table-cell>
        </table:table-row>
        <table:table-row>
          <table:table-cell table:style-name="Tabelle1.A2" office:value-type="string">
            <text:p text:style-name="P50">- <text:span text:style-name="T7">einfach und kostengünstig zu realisieren</text:span></text:p>
          </table:table-cell>
          <table:table-cell table:style-name="Tabelle1.B2" office:value-type="string">
            <text:p text:style-name="P50">- <text:span text:style-name="T7">keine zentrale Verwaltung</text:span></text:p>
            <text:p text:style-name="P50">- <text:span text:style-name="T7">unsicher</text:span></text:p>
            <text:p text:style-name="P50">- <text:span text:style-name="T7">nicht skalierbar</text:span></text:p>
            <text:p text:style-name="P50">- <text:span text:style-name="T7">künstliche Verknappung von maximal zehn <text:tab/>Verbindungen</text:span></text:p>
          </table:table-cell>
        </table:table-row>
      </table:table>
      <text:p text:style-name="P17"/>
      <text:p text:style-name="P16"><text:span text:style-name="T8">Client-Server </text:span><text:span text:style-name="T9">Architektur</text:span></text:p>
      <text:p text:style-name="P15">- <text:span text:style-name="T7">durch Zugriffsrechte geregelte Verbindung von Clients (fordern Dienste an) und Server (bieten <text:tab/>Dienste an)</text:span></text:p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8">Vorteile</text:p>
          </table:table-cell>
          <table:table-cell table:style-name="Tabelle2.B1" office:value-type="string">
            <text:p text:style-name="P48">Nachteile</text:p>
          </table:table-cell>
        </table:table-row>
        <table:table-row>
          <table:table-cell table:style-name="Tabelle2.A2" office:value-type="string">
            <text:p text:style-name="P50">- <text:span text:style-name="T7">zentrale Administration</text:span></text:p>
            <text:p text:style-name="P50">- <text:span text:style-name="T7">hohe Leistung möglich durch dedizierte Serverdienste</text:span></text:p>
            <text:p text:style-name="P50">- <text:span text:style-name="T7">sicher</text:span></text:p>
            <text:p text:style-name="P50">-<text:span text:style-name="T7"> skalierbar</text:span></text:p>
            <text:p text:style-name="P50">- <text:span text:style-name="T7">erlaubt mehr als 100 Netzer</text:span></text:p>
          </table:table-cell>
          <table:table-cell table:style-name="Tabelle2.B2" office:value-type="string">
            <text:p text:style-name="P52">- kostenintensiv</text:p>
          </table:table-cell>
        </table:table-row>
      </table:table>
      <text:p text:style-name="P3"/>
      <text:p text:style-name="P2"/>
      <text:p text:style-name="P2">Topologie</text:p>
      <text:p text:style-name="P18">- beschreibt den physischen Aufbau und die logische Struktur eines Netzwerkes</text:p>
      <text:p text:style-name="P2"/>
      <text:p text:style-name="P2">Physische Topologie</text:p>
      <text:p text:style-name="P18">- beschreibt den physischen Bauplan des Netzes</text:p>
      <text:p text:style-name="P18">- bezeichnet das graphische Aussehen eines Netzes (wie ist das Netzwerk verkabelt, Koppelelemente, Hosts)</text:p>
      <text:p text:style-name="P2">Logische Topologie</text:p>
      <text:p text:style-name="P18">- beschreibt den logischen <text:span text:style-name="T13">Weg, den ein Datenpaket beim passieren der Netzwerkknoten verfolgt (Bezeichnung der Hosts untereinander, logische Adressen, Anwendungen)</text:span></text:p>
      <text:p text:style-name="P4"/>
      <text:p text:style-name="P4">Bus Topologie</text:p>
      <text:p text:style-name="P9"><text:span text:style-name="T2">- Die Übertragungs</text:span><text:span text:style-name="T3">optionen</text:span><text:span text:style-name="T2"> sind an ein gemeinsames Übertragungsmedium (Bus) angeschlossen</text:span></text:p>
      <text:p text:style-name="P25">- <text:span text:style-name="T13">ältere Ehternet-Standarts, Zugriffsverfahren: CSMA/CD</text:span></text:p>
      <text:p text:style-name="P25">- <text:span text:style-name="T14">K</text:span><text:span text:style-name="T13">oa</text:span><text:span text:style-name="T14">xialkabel (Thinnet, RG-58, 10 Base-2, BNC-Stecker)</text:span></text:p>
      <text:p text:style-name="P25">- <text:span text:style-name="T14">üblicherweise bis 10 Mbit/s pro Netzsegment (bis 185m)</text:span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8">Vorteile</text:p>
          </table:table-cell>
          <table:table-cell table:style-name="Tabelle4.B1" office:value-type="string">
            <text:p text:style-name="P48">Nachteile</text:p>
          </table:table-cell>
        </table:table-row>
        <table:table-row>
          <table:table-cell table:style-name="Tabelle4.A2" office:value-type="string">
            <text:p text:style-name="P50">- <text:span text:style-name="T14">einfach zu installieren</text:span></text:p>
            <text:p text:style-name="P50">- <text:span text:style-name="T14">Kostengünstig</text:span></text:p>
          </table:table-cell>
          <table:table-cell table:style-name="Tabelle4.B2" office:value-type="string">
            <text:p text:style-name="P52">- <text:span text:style-name="T14">störanfälliges Medium</text:span></text:p>
            <text:p text:style-name="P52">- <text:span text:style-name="T14">Kollisionen</text:span></text:p>
            <text:p text:style-name="P52">- <text:span text:style-name="T14">aufwendige Fehlersuche</text:span></text:p>
          </table:table-cell>
        </table:table-row>
      </table:table>
      <text:p text:style-name="P25"/>
      <text:p text:style-name="P5"><text:soft-page-break/>Ring Topologie</text:p>
      <text:p text:style-name="P19">- das Übertragungsmedium bildet einen geschlossenen Ring</text:p>
      <text:p text:style-name="P19">- jede Station verfügt über Eingangs- und Ausgangsleitung (meist logischer Ring als physicher Stern ausgeführt)</text:p>
      <text:p text:style-name="P19">Zugriffsverfahren: Tokenpassing</text:p>
      <text:p text:style-name="P19">- bis 200m bei Kupferkabel (thicknet), 4Mbit/s oder 16Mbit/s</text:p>
      <text:p text:style-name="P19">- bis 200km bei Glasfaserkabel (F<text:span text:style-name="T15">DDI</text:span> im Backbonebereich) bis 100 Mbit/s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8">Vorteile</text:p>
          </table:table-cell>
          <table:table-cell table:style-name="Tabelle5.B1" office:value-type="string">
            <text:p text:style-name="P48">Nachteile</text:p>
          </table:table-cell>
        </table:table-row>
        <table:table-row>
          <table:table-cell table:style-name="Tabelle5.A2" office:value-type="string">
            <text:p text:style-name="P50">- <text:span text:style-name="T19">(in der Praxis) </text:span><text:span text:style-name="T14">h</text:span><text:span text:style-name="T18">öhere</text:span><text:span text:style-name="T14"> Ausfallsicherheit</text:span></text:p>
            <text:p text:style-name="P50">- <text:span text:style-name="T14">große Entfernungen möglich</text:span></text:p>
          </table:table-cell>
          <table:table-cell table:style-name="Tabelle5.B2" office:value-type="string">
            <text:p text:style-name="P52">- <text:span text:style-name="T14">hoher Installationsaufwand</text:span></text:p>
            <text:p text:style-name="P52">- <text:span text:style-name="T14">kostenintensiv</text:span></text:p>
            <text:p text:style-name="P54">(Ringleitungsverteiler, Media Access Units)</text:p>
          </table:table-cell>
        </table:table-row>
      </table:table>
      <text:p text:style-name="P26"/>
      <text:p text:style-name="P28"><text:span text:style-name="T10">Stern</text:span><text:span text:style-name="T11"> Topologie</text:span></text:p>
      <text:p text:style-name="P10"><text:span text:style-name="T4">- d</text:span><text:span text:style-name="T5">ie Übertragungsesstationen sind sternförmig an einen </text:span><text:span text:style-name="T6">zentralen</text:span><text:span text:style-name="T5"> Knoten ange</text:span><text:span text:style-name="T6">sch</text:span><text:span text:style-name="T5">lossen</text:span></text:p>
      <text:p text:style-name="P21">- Ethernet-Standard, Zugriffsverfahren: CSMA/CD (CSMA/CA im WLAN)</text:p>
      <text:p text:style-name="P21">- Twisted-Pair-Kabel (RJ45 Stecker) oder Glasfaser, üblicherweise bis 100Mbit/s (Fastethernet) bis Gigabit-Ethernet, pro Netzwerksegment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9">Vorteile</text:p>
          </table:table-cell>
          <table:table-cell table:style-name="Tabelle3.B1" office:value-type="string">
            <text:p text:style-name="P49">Nachteile</text:p>
          </table:table-cell>
        </table:table-row>
        <table:table-row>
          <table:table-cell table:style-name="Tabelle3.A2" office:value-type="string">
            <text:p text:style-name="P51">- <text:span text:style-name="T14">hohe Ausfallsicherheit</text:span></text:p>
            <text:p text:style-name="P51">- <text:span text:style-name="T14">große </text:span><text:span text:style-name="T16">Bandbreite</text:span></text:p>
            <text:p text:style-name="P51">- <text:span text:style-name="T16">zentrale Koppelelemente</text:span></text:p>
          </table:table-cell>
          <table:table-cell table:style-name="Tabelle3.B2" office:value-type="string">
            <text:p text:style-name="P53">- <text:span text:style-name="T14">hoher </text:span><text:span text:style-name="T16">Kabel- und </text:span><text:span text:style-name="T14">Installationsaufwand</text:span></text:p>
            <text:p text:style-name="P53">- <text:span text:style-name="T14">kostenintensiv</text:span></text:p>
            <text:p text:style-name="P55"/>
          </table:table-cell>
        </table:table-row>
      </table:table>
      <text:p text:style-name="P27"/>
      <text:p text:style-name="P6"><text:span text:style-name="T14">M</text:span>ischformen</text:p>
      <text:p text:style-name="P11"><text:span text:style-name="T4">- d</text:span><text:span text:style-name="T5">ie </text:span><text:span text:style-name="T12">Baumtopologie</text:span><text:span text:style-name="T6"> und die </text:span><text:span text:style-name="T12">vermaschte Topologie</text:span><text:span text:style-name="T6"> (</text:span><text:span text:style-name="T12">vollvermascht</text:span><text:span text:style-name="T6"> – jeder mit jedem verbunden) stellen Mischformen der besprochenen Topologie das</text:span></text:p>
      <text:p text:style-name="P22"/>
      <text:p text:style-name="P7"><text:span text:style-name="T17">N</text:span>etzwerktype</text:p>
      <text:p text:style-name="P23">- Netzwerke werden auch nach ihrer räumlichen Ausdehnung unterteilt:</text:p>
      <text:p text:style-name="P23">LAN – auch Beziechnung für private ider Unternehmensnetzwerke</text:p>
      <text:p text:style-name="P23">WAN – auch Bezeichnung oder Netzwerke die von ISPs (Internet Service Provider) oder global <text:tab/>tätiger Unternehmen betrieben werden</text:p>
      <text:p text:style-name="P23"/>
      <text:p text:style-name="P8">Umrechnungen</text:p>
      <text:p text:style-name="P29">(Prüfungsrelevant)</text:p>
      <text:p text:style-name="P24">2, 10 und 16 Basierte Zahlen umrechnen können</text:p>
      <text:p text:style-name="P24">1011 1001<text:span text:style-name="T20">2 </text:span><text:span text:style-name="T21">= </text:span><text:span text:style-name="T22">185</text:span><text:span text:style-name="T20">10</text:span><text:span text:style-name="T21"> = </text:span><text:span text:style-name="T22">B9</text:span><text:span text:style-name="T20">16</text:span></text:p>
      <text:p text:style-name="P40"/>
      <text:p text:style-name="P30">Mit einem Byte lassen sich die Dezimalzahlen 0 bis 255 darstellen.</text:p>
      <text:p text:style-name="P30"/>
      <text:p text:style-name="P31">Bit - eine Ja-Nein Information</text:p>
      <text:p text:style-name="P31">Byte - eine Zusammenfassung von 8 Bit</text:p>
      <text:p text:style-name="P31">Halbbyte – die ersten oder letzten vier Bit eines Bytes</text:p>
      <text:p text:style-name="P31">MSB (most significant bit) – Bit am weitesten links</text:p>
      <text:p text:style-name="P38"><text:span text:style-name="T23">LSB (least significant bit) – Bit am weitesten rechts, da </text:span><text:span text:style-name="T24">kleinste</text:span><text:span text:style-name="T23"> Zahlenänderung bei Änderung <text:tab/>entsteht</text:span></text:p>
      <text:p text:style-name="P32"/>
      <text:p text:style-name="P35"/>
      <text:p text:style-name="P35"/>
      <text:p text:style-name="P35"/>
      <text:p text:style-name="P35"/>
      <text:p text:style-name="P35"/>
      <text:p text:style-name="P35"><text:soft-page-break/>Logiken</text:p>
      <text:p text:style-name="P37">(Prüfungsrelevant)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33">UND-Verknüpfung</text:p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office:value-type="string">
                  <text:p text:style-name="P36"><text:s/></text:p>
                </table:table-cell>
                <table:table-cell table:style-name="Tabelle6.A1" office:value-type="string">
                  <text:p text:style-name="P57">0</text:p>
                </table:table-cell>
                <table:table-cell table:style-name="Tabelle6.C1" office:value-type="string">
                  <text:p text:style-name="P57">1</text:p>
                </table:table-cell>
              </table:table-row>
              <table:table-row>
                <table:table-cell table:style-name="Tabelle6.A2" office:value-type="string">
                  <text:p text:style-name="P57">0</text:p>
                </table:table-cell>
                <table:table-cell table:style-name="Tabelle6.A2" office:value-type="string">
                  <text:p text:style-name="P56">0</text:p>
                </table:table-cell>
                <table:table-cell table:style-name="Tabelle6.C2" office:value-type="string">
                  <text:p text:style-name="P56">0</text:p>
                </table:table-cell>
              </table:table-row>
              <table:table-row>
                <table:table-cell table:style-name="Tabelle6.A2" office:value-type="string">
                  <text:p text:style-name="P57">1</text:p>
                </table:table-cell>
                <table:table-cell table:style-name="Tabelle6.A2" office:value-type="string">
                  <text:p text:style-name="P56">0</text:p>
                </table:table-cell>
                <table:table-cell table:style-name="Tabelle6.C2" office:value-type="string">
                  <text:p text:style-name="P56">1</text:p>
                </table:table-cell>
              </table:table-row>
            </table:table>
            <text:p text:style-name="P39"/>
          </table:table-cell>
          <table:table-cell table:style-name="Tabelle8.B1" office:value-type="string">
            <text:p text:style-name="P33">ODER-Verknüpfung </text:p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office:value-type="string">
                  <text:p text:style-name="P36"><text:s/></text:p>
                </table:table-cell>
                <table:table-cell table:style-name="Tabelle7.A1" office:value-type="string">
                  <text:p text:style-name="P57">0</text:p>
                </table:table-cell>
                <table:table-cell table:style-name="Tabelle7.C1" office:value-type="string">
                  <text:p text:style-name="P57">1</text:p>
                </table:table-cell>
              </table:table-row>
              <table:table-row>
                <table:table-cell table:style-name="Tabelle7.A2" office:value-type="string">
                  <text:p text:style-name="P57">0</text:p>
                </table:table-cell>
                <table:table-cell table:style-name="Tabelle7.A2" office:value-type="string">
                  <text:p text:style-name="P56">0</text:p>
                </table:table-cell>
                <table:table-cell table:style-name="Tabelle7.C2" office:value-type="string">
                  <text:p text:style-name="P56">1</text:p>
                </table:table-cell>
              </table:table-row>
              <table:table-row>
                <table:table-cell table:style-name="Tabelle7.A2" office:value-type="string">
                  <text:p text:style-name="P57">1</text:p>
                </table:table-cell>
                <table:table-cell table:style-name="Tabelle7.A2" office:value-type="string">
                  <text:p text:style-name="P56">1</text:p>
                </table:table-cell>
                <table:table-cell table:style-name="Tabelle7.C2" office:value-type="string">
                  <text:p text:style-name="P56">1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elle8.A2" office:value-type="string">
            <text:p text:style-name="P59">Exklusive ODER-Verknüpfung</text:p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P36"><text:s/></text:p>
                </table:table-cell>
                <table:table-cell table:style-name="Tabelle9.A1" office:value-type="string">
                  <text:p text:style-name="P57">0</text:p>
                </table:table-cell>
                <table:table-cell table:style-name="Tabelle9.C1" office:value-type="string">
                  <text:p text:style-name="P57">1</text:p>
                </table:table-cell>
              </table:table-row>
              <table:table-row>
                <table:table-cell table:style-name="Tabelle9.A2" office:value-type="string">
                  <text:p text:style-name="P57">0</text:p>
                </table:table-cell>
                <table:table-cell table:style-name="Tabelle9.A2" office:value-type="string">
                  <text:p text:style-name="P56">0</text:p>
                </table:table-cell>
                <table:table-cell table:style-name="Tabelle9.C2" office:value-type="string">
                  <text:p text:style-name="P60">1</text:p>
                </table:table-cell>
              </table:table-row>
              <table:table-row>
                <table:table-cell table:style-name="Tabelle9.A2" office:value-type="string">
                  <text:p text:style-name="P57">1</text:p>
                </table:table-cell>
                <table:table-cell table:style-name="Tabelle9.A2" office:value-type="string">
                  <text:p text:style-name="P60">1</text:p>
                </table:table-cell>
                <table:table-cell table:style-name="Tabelle9.C2" office:value-type="string">
                  <text:p text:style-name="P60">0</text:p>
                </table:table-cell>
              </table:table-row>
            </table:table>
            <text:p text:style-name="P39"/>
          </table:table-cell>
          <table:table-cell table:style-name="Tabelle8.B2" office:value-type="string">
            <text:p text:style-name="P59">Negation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8">Ausgang</text:p>
                </table:table-cell>
                <table:table-cell table:style-name="Tabelle10.B1" office:value-type="string">
                  <text:p text:style-name="P61">negiert</text:p>
                </table:table-cell>
              </table:table-row>
              <table:table-row>
                <table:table-cell table:style-name="Tabelle10.A2" office:value-type="string">
                  <text:p text:style-name="P58">0</text:p>
                </table:table-cell>
                <table:table-cell table:style-name="Tabelle10.B2" office:value-type="string">
                  <text:p text:style-name="P61">1</text:p>
                </table:table-cell>
              </table:table-row>
              <table:table-row>
                <table:table-cell table:style-name="Tabelle10.A2" office:value-type="string">
                  <text:p text:style-name="P58">1</text:p>
                </table:table-cell>
                <table:table-cell table:style-name="Tabelle10.B2" office:value-type="string">
                  <text:p text:style-name="P61">0</text:p>
                </table:table-cell>
              </table:table-row>
            </table:table>
            <text:p text:style-name="P39"/>
          </table:table-cell>
        </table:table-row>
      </table:table>
      <text:p text:style-name="P34"/>
      <text:p text:style-name="P41">Übertragungsprotokolle</text:p>
      <text:p text:style-name="P42">TCP/IP</text:p>
      <text:p text:style-name="P42">- ist eine Protokollfamilie</text:p>
      <text:p text:style-name="P42">- hat sich als Industriestandard und für die Vernetzung des Internets durchgesetzt</text:p>
      <text:p text:style-name="P42">- IPv4 (32bit) <text:span text:style-name="T25">rund 4,2 Mrd.</text:span></text:p>
      <text:p text:style-name="P42">- IPv6 (128bit) <text:span text:style-name="T25">rund 3,4 *10^38</text:span></text:p>
      <text:p text:style-name="P42">- im OSI-Referenzmodell und TCP/IP Modell beschrieben</text:p>
      <text:p text:style-name="P42"/>
      <text:p text:style-name="P44">zum OSI Modell PDU Protocol Data Unit</text:p>
      <text:p text:style-name="P45">Encap<text:span text:style-name="T26">sulation</text:span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row>
          <table:table-cell table:style-name="Tabelle11.A1" office:value-type="string">
            <text:p text:style-name="P64">FrameHeader</text:p>
          </table:table-cell>
          <table:table-cell table:style-name="Tabelle11.A1" office:value-type="string">
            <text:p text:style-name="P62">PaketHeader</text:p>
          </table:table-cell>
          <table:table-cell table:style-name="Tabelle11.C1" office:value-type="string">
            <text:p text:style-name="P62">SegmentHeader</text:p>
          </table:table-cell>
          <table:table-cell table:style-name="Tabelle11.C1" office:value-type="string">
            <text:p text:style-name="P62">Nutzdaten</text:p>
          </table:table-cell>
          <table:table-cell table:style-name="Tabelle11.E1" office:value-type="string">
            <text:p text:style-name="P64">Prüfsumme(FCS= Frame CheckSequenze)</text:p>
          </table:table-cell>
        </table:table-row>
        <table:table-row>
          <table:table-cell table:style-name="Tabelle11.A2" office:value-type="string">
            <text:p text:style-name="P63"/>
          </table:table-cell>
          <table:table-cell table:style-name="Tabelle11.B2" office:value-type="string">
            <text:p text:style-name="P63"/>
          </table:table-cell>
          <table:table-cell table:style-name="Tabelle11.C2" table:number-columns-spanned="2" office:value-type="string">
            <text:p text:style-name="P62">Segment (4)</text:p>
          </table:table-cell>
          <table:covered-table-cell/>
          <table:table-cell table:style-name="Tabelle11.E2" office:value-type="string">
            <text:p text:style-name="P62"/>
          </table:table-cell>
        </table:table-row>
        <table:table-row>
          <table:table-cell table:style-name="Tabelle11.A3" office:value-type="string">
            <text:p text:style-name="P62"/>
          </table:table-cell>
          <table:table-cell table:style-name="Tabelle11.B3" table:number-columns-spanned="3" office:value-type="string">
            <text:p text:style-name="P62">Paket (3)</text:p>
          </table:table-cell>
          <table:covered-table-cell/>
          <table:covered-table-cell/>
          <table:table-cell table:style-name="Tabelle11.E3" office:value-type="string">
            <text:p text:style-name="P62"/>
          </table:table-cell>
        </table:table-row>
        <table:table-row>
          <table:table-cell table:style-name="Tabelle11.A4" table:number-columns-spanned="5" office:value-type="string">
            <text:p text:style-name="P64">Frame (2)</text:p>
          </table:table-cell>
          <table:covered-table-cell/>
          <table:covered-table-cell/>
          <table:covered-table-cell/>
          <table:covered-table-cell/>
        </table:table-row>
      </table:table>
      <text:p text:style-name="P43"/>
      <text:p text:style-name="P46">physische Adressen</text:p>
      <text:p text:style-name="P47">- notwendig für die eindeutige Identifikation eines Hosts im Netzwerk, Grundlage für <text:tab/>Kommunikation</text:p>
      <text:p text:style-name="P47">- die physische Adresse ist die MAC (Media Access Control) Adresse, unveränderbar in deinem <text:tab/>ROM abgelegt</text:p>
      <text:p text:style-name="P47">- dem Data Link Layer (Sicherungsschicht) zugeordnet</text:p>
      <text:p text:style-name="P47">- MAC-Adresse besteht aus 48 Bit</text:p>
      <text:p text:style-name="P47">- übliche Schreibweise in Hexadezimaldarstellung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P46"><text:span text:style-name="T27">00 – 1f – 2a </text:span>– 11 – 13 – d4</text:p>
            <text:p text:style-name="P46"><text:span text:style-name="T27">00 : 1f : 2a </text:span>: 11 : 13 : d4</text:p>
            <text:p text:style-name="P46"><text:span text:style-name="T27">001f.2a</text:span>11.13d4</text:p>
          </table:table-cell>
          <table:covered-table-cell/>
        </table:table-row>
        <table:table-row>
          <table:table-cell table:style-name="Tabelle12.A2" office:value-type="string">
            <text:p text:style-name="P66"><text:span text:style-name="T27">OUI-Organizationnally Unique Identifier </text:span></text:p>
            <text:p text:style-name="P66"><text:span text:style-name="T27">(von IEEE vergeben)</text:span></text:p>
          </table:table-cell>
          <table:table-cell table:style-name="Tabelle12.B2" office:value-type="string">
            <text:p text:style-name="P66">fortlaufende Nummer zur eindeut<text:span text:style-name="T28">i</text:span>gen Identifikation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2:35:16.684000000</meta:creation-date>
    <meta:generator>LibreOffice/7.0.1.2$Windows_X86_64 LibreOffice_project/7cbcfc562f6eb6708b5ff7d7397325de9e764452</meta:generator>
    <dc:date>2020-11-27T07:53:35.366000000</dc:date>
    <meta:editing-duration>PT2H6M34S</meta:editing-duration>
    <meta:editing-cycles>21</meta:editing-cycles>
    <meta:document-statistic meta:table-count="12" meta:image-count="0" meta:object-count="0" meta:page-count="3" meta:paragraph-count="151" meta:word-count="618" meta:character-count="4529" meta:non-whitespace-character-count="4037"/>
  </office:meta>
</office:document-meta>
</file>